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8.34pt"/>
    </style:style>
    <style:style style:name="co3" style:family="table-column">
      <style:table-column-properties fo:break-before="auto" style:column-width="131.19pt"/>
    </style:style>
    <style:style style:name="co4" style:family="table-column">
      <style:table-column-properties fo:break-before="auto" style:column-width="30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48.03pt" svg:y="192.56pt">
            <loext:p draw:notify-on-update-of-ranges="Sheet1.A13:Sheet1.A33 Sheet1.B13:Sheet1.B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step</text:p>
          </table:table-cell>
          <table:table-cell/>
          <table:table-cell office:value-type="string" calcext:value-type="string">
            <text:p>water depth</text:p>
          </table:table-cell>
          <table:table-cell office:value-type="string" calcext:value-type="string">
            <text:p>L(solar constant)</text:p>
          </table:table-cell>
          <table:table-cell office:value-type="string" calcext:value-type="string">
            <text:p>epsi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s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watts/m2</text:p>
          </table:table-cell>
          <table:table-cell office:value-type="string" calcext:value-type="string">
            <text:p>nondim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4000" calcext:value-type="float">
            <text:p>4.00E+03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.00E+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at capacity</text:p>
          </table:table-cell>
          <table:table-cell office:value-type="string" calcext:value-type="string">
            <text:p>alberdo</text:p>
          </table:table-cell>
          <table:table-cell office:value-type="string" calcext:value-type="string">
            <text:p>sigm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/Km2</text:p>
          </table:table-cell>
          <table:table-cell office:value-type="string" calcext:value-type="string">
            <text:p>nondim</text:p>
          </table:table-cell>
          <table:table-cell office:value-type="string" calcext:value-type="string">
            <text:p>W/m2K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4.2*1000*[.C3]*1000" office:value-type="float" office:value="16800000000" calcext:value-type="float">
            <text:p>1.68E+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567" calcext:value-type="float">
            <text:p>5.67E-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因为是单位面积上的，所以面积不用考虑了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从Heat 到heat content，时间要用秒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eat content</text:p>
          </table:table-cell>
          <table:table-cell office:value-type="string" calcext:value-type="string">
            <text:p>Heat in</text:p>
          </table:table-cell>
          <table:table-cell office:value-type="string" calcext:value-type="string">
            <text:p>Heat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/m2</text:p>
          </table:table-cell>
          <table:table-cell office:value-type="string" calcext:value-type="string">
            <text:p>watts/m2</text:p>
          </table:table-cell>
          <table:table-cell table:style-name="ce2" office:value-type="string" calcext:value-type="string">
            <text:p>watts/m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E+00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E3]*[.E6]*[.B13]^4" office:value-type="float" office:value="0" calcext:value-type="float">
            <text:p>0.00E+00</text:p>
          </table:table-cell>
          <table:table-cell/>
          <table:table-cell office:value-type="string" calcext:value-type="string">
            <text:p>dHeatContent/dt = L*(1-alpha)/4 - epsilon * sigma * T^4</text:p>
          </table:table-cell>
        </table:table-row>
        <table:table-row table:style-name="ro1">
          <table:table-cell table:formula="of:=[.A13]+[.$A$3]" office:value-type="float" office:value="100" calcext:value-type="float">
            <text:p>100</text:p>
          </table:table-cell>
          <table:table-cell table:formula="of:=[.C14]/[.$C$6]" office:value-type="float" office:value="44.3475" calcext:value-type="float">
            <text:p>44.3475</text:p>
          </table:table-cell>
          <table:table-cell table:formula="of:=[.C13]+([.D13]-[.E13])*[.$A$3]*365*24*3600" office:value-type="float" office:value="745038000000" calcext:value-type="float">
            <text:p>7.45E+11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14]^4" office:value-type="float" office:value="0.219310602724766" calcext:value-type="float">
            <text:p>2.19E-01</text:p>
          </table:table-cell>
          <table:table-cell/>
          <table:table-cell office:value-type="string" calcext:value-type="string">
            <text:p>T[K] = HeatContent [J/m2] / HeatCapacity [J/m2 K]</text:p>
          </table:table-cell>
        </table:table-row>
        <table:table-row table:style-name="ro1">
          <table:table-cell table:formula="of:=[.A14]+[.$A$3]" office:value-type="float" office:value="200" calcext:value-type="float">
            <text:p>200</text:p>
          </table:table-cell>
          <table:table-cell table:formula="of:=[.C15]/[.$C$6]" office:value-type="float" office:value="88.6538322668599" calcext:value-type="float">
            <text:p>88.6538322669</text:p>
          </table:table-cell>
          <table:table-cell table:formula="of:=[.C14]+([.D14]-[.E14])*[.$A$3]*365*24*3600" office:value-type="float" office:value="1489384382083.25" calcext:value-type="float">
            <text:p>1.49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15]^4" office:value-type="float" office:value="3.50245943296337" calcext:value-type="float">
            <text:p>3.50E+00</text:p>
          </table:table-cell>
          <table:table-cell/>
          <table:table-cell office:value-type="string" calcext:value-type="string">
            <text:p>HeatContent(t+1) = HeatContent(t) + dHeatContent/dT * TimeStep</text:p>
          </table:table-cell>
        </table:table-row>
        <table:table-row table:style-name="ro1">
          <table:table-cell table:formula="of:=[.A15]+[.$A$3]" office:value-type="float" office:value="300" calcext:value-type="float">
            <text:p>300</text:p>
          </table:table-cell>
          <table:table-cell table:formula="of:=[.C16]/[.$C$6]" office:value-type="float" office:value="132.343870596158" calcext:value-type="float">
            <text:p>132.3438705962</text:p>
          </table:table-cell>
          <table:table-cell table:formula="of:=[.C15]+([.D15]-[.E15])*[.$A$3]*365*24*3600" office:value-type="float" office:value="2223377026015.45" calcext:value-type="float">
            <text:p>2.22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16]^4" office:value-type="float" office:value="17.393956805547" calcext:value-type="float">
            <text:p>1.74E+01</text:p>
          </table:table-cell>
          <table:table-cell table:number-columns-repeated="2"/>
        </table:table-row>
        <table:table-row table:style-name="ro1">
          <table:table-cell table:formula="of:=[.A16]+[.$A$3]" office:value-type="float" office:value="400" calcext:value-type="float">
            <text:p>400</text:p>
          </table:table-cell>
          <table:table-cell table:formula="of:=[.C17]/[.$C$6]" office:value-type="float" office:value="173.42627641866" calcext:value-type="float">
            <text:p>173.4262764187</text:p>
          </table:table-cell>
          <table:table-cell table:formula="of:=[.C16]+([.D16]-[.E16])*[.$A$3]*365*24*3600" office:value-type="float" office:value="2913561443833.48" calcext:value-type="float">
            <text:p>2.91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17]^4" office:value-type="float" office:value="51.291176073134" calcext:value-type="float">
            <text:p>5.13E+01</text:p>
          </table:table-cell>
          <table:table-cell table:number-columns-repeated="2"/>
        </table:table-row>
        <table:table-row table:style-name="ro1">
          <table:table-cell table:formula="of:=[.A17]+[.$A$3]" office:value-type="float" office:value="500" calcext:value-type="float">
            <text:p>500</text:p>
          </table:table-cell>
          <table:table-cell table:formula="of:=[.C18]/[.$C$6]" office:value-type="float" office:value="208.145689938646" calcext:value-type="float">
            <text:p>208.1456899386</text:p>
          </table:table-cell>
          <table:table-cell table:formula="of:=[.C17]+([.D17]-[.E17])*[.$A$3]*365*24*3600" office:value-type="float" office:value="3496847590969.24" calcext:value-type="float">
            <text:p>3.50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18]^4" office:value-type="float" office:value="106.42722746818" calcext:value-type="float">
            <text:p>1.06E+02</text:p>
          </table:table-cell>
          <table:table-cell table:number-columns-repeated="2"/>
        </table:table-row>
        <table:table-row table:style-name="ro1">
          <table:table-cell table:formula="of:=[.A18]+[.$A$3]" office:value-type="float" office:value="600" calcext:value-type="float">
            <text:p>600</text:p>
          </table:table-cell>
          <table:table-cell table:formula="of:=[.C19]/[.$C$6]" office:value-type="float" office:value="232.515278953904" calcext:value-type="float">
            <text:p>232.5152789539</text:p>
          </table:table-cell>
          <table:table-cell table:formula="of:=[.C18]+([.D18]-[.E18])*[.$A$3]*365*24*3600" office:value-type="float" office:value="3906256686425.59" calcext:value-type="float">
            <text:p>3.91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19]^4" office:value-type="float" office:value="165.725387938778" calcext:value-type="float">
            <text:p>1.66E+02</text:p>
          </table:table-cell>
          <table:table-cell table:number-columns-repeated="2"/>
        </table:table-row>
        <table:table-row table:style-name="ro1">
          <table:table-cell table:formula="of:=[.A19]+[.$A$3]" office:value-type="float" office:value="700" calcext:value-type="float">
            <text:p>700</text:p>
          </table:table-cell>
          <table:table-cell table:formula="of:=[.C20]/[.$C$6]" office:value-type="float" office:value="245.753756132254" calcext:value-type="float">
            <text:p>245.7537561323</text:p>
          </table:table-cell>
          <table:table-cell table:formula="of:=[.C19]+([.D19]-[.E19])*[.$A$3]*365*24*3600" office:value-type="float" office:value="4128663103021.86" calcext:value-type="float">
            <text:p>4.13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20]^4" office:value-type="float" office:value="206.81580100204" calcext:value-type="float">
            <text:p>2.07E+02</text:p>
          </table:table-cell>
          <table:table-cell table:number-columns-repeated="2"/>
        </table:table-row>
        <table:table-row table:style-name="ro1">
          <table:table-cell table:formula="of:=[.A20]+[.$A$3]" office:value-type="float" office:value="800" calcext:value-type="float">
            <text:p>800</text:p>
          </table:table-cell>
          <table:table-cell table:formula="of:=[.C21]/[.$C$6]" office:value-type="float" office:value="251.278975772728" calcext:value-type="float">
            <text:p>251.2789757727</text:p>
          </table:table-cell>
          <table:table-cell table:formula="of:=[.C20]+([.D20]-[.E20])*[.$A$3]*365*24*3600" office:value-type="float" office:value="4221486792981.83" calcext:value-type="float">
            <text:p>4.22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21]^4" office:value-type="float" office:value="226.05164492119" calcext:value-type="float">
            <text:p>2.26E+02</text:p>
          </table:table-cell>
          <table:table-cell table:number-columns-repeated="2"/>
        </table:table-row>
        <table:table-row table:style-name="ro1">
          <table:table-cell table:formula="of:=[.A21]+[.$A$3]" office:value-type="float" office:value="900" calcext:value-type="float">
            <text:p>900</text:p>
          </table:table-cell>
          <table:table-cell table:formula="of:=[.C22]/[.$C$6]" office:value-type="float" office:value="253.193352711807" calcext:value-type="float">
            <text:p>253.1933527118</text:p>
          </table:table-cell>
          <table:table-cell table:formula="of:=[.C21]+([.D21]-[.E21])*[.$A$3]*365*24*3600" office:value-type="float" office:value="4253648325558.36" calcext:value-type="float">
            <text:p>4.25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22]^4" office:value-type="float" office:value="233.019495336411" calcext:value-type="float">
            <text:p>2.33E+02</text:p>
          </table:table-cell>
          <table:table-cell table:number-columns-repeated="2"/>
        </table:table-row>
        <table:table-row table:style-name="ro1">
          <table:table-cell table:formula="of:=[.A22]+[.$A$3]" office:value-type="float" office:value="1000" calcext:value-type="float">
            <text:p>1000</text:p>
          </table:table-cell>
          <table:table-cell table:formula="of:=[.C23]/[.$C$6]" office:value-type="float" office:value="253.79976458723" calcext:value-type="float">
            <text:p>253.7997645872</text:p>
          </table:table-cell>
          <table:table-cell table:formula="of:=[.C22]+([.D22]-[.E22])*[.$A$3]*365*24*3600" office:value-type="float" office:value="4263836045065.46" calcext:value-type="float">
            <text:p>4.26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23]^4" office:value-type="float" office:value="235.259905699643" calcext:value-type="float">
            <text:p>2.35E+02</text:p>
          </table:table-cell>
          <table:table-cell table:number-columns-repeated="2"/>
        </table:table-row>
        <table:table-row table:style-name="ro1">
          <table:table-cell table:formula="of:=[.A23]+[.$A$3]" office:value-type="float" office:value="1100" calcext:value-type="float">
            <text:p>1100</text:p>
          </table:table-cell>
          <table:table-cell table:formula="of:=[.C24]/[.$C$6]" office:value-type="float" office:value="253.985619431611" calcext:value-type="float">
            <text:p>253.9856194316</text:p>
          </table:table-cell>
          <table:table-cell table:formula="of:=[.C23]+([.D23]-[.E23])*[.$A$3]*365*24*3600" office:value-type="float" office:value="4266958406451.06" calcext:value-type="float">
            <text:p>4.27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24]^4" office:value-type="float" office:value="235.949776233159" calcext:value-type="float">
            <text:p>2.36E+02</text:p>
          </table:table-cell>
          <table:table-cell table:number-columns-repeated="2"/>
        </table:table-row>
        <table:table-row table:style-name="ro1">
          <table:table-cell table:formula="of:=[.A24]+[.$A$3]" office:value-type="float" office:value="1200" calcext:value-type="float">
            <text:p>1200</text:p>
          </table:table-cell>
          <table:table-cell table:formula="of:=[.C25]/[.$C$6]" office:value-type="float" office:value="254.041975721558" calcext:value-type="float">
            <text:p>254.0419757216</text:p>
          </table:table-cell>
          <table:table-cell table:formula="of:=[.C24]+([.D24]-[.E24])*[.$A$3]*365*24*3600" office:value-type="float" office:value="4267905192122.17" calcext:value-type="float">
            <text:p>4.27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25]^4" office:value-type="float" office:value="236.159263375508" calcext:value-type="float">
            <text:p>2.36E+02</text:p>
          </table:table-cell>
          <table:table-cell table:number-columns-repeated="2"/>
        </table:table-row>
        <table:table-row table:style-name="ro1">
          <table:table-cell table:formula="of:=[.A25]+[.$A$3]" office:value-type="float" office:value="1300" calcext:value-type="float">
            <text:p>1300</text:p>
          </table:table-cell>
          <table:table-cell table:formula="of:=[.C26]/[.$C$6]" office:value-type="float" office:value="254.059008282213" calcext:value-type="float">
            <text:p>254.0590082822</text:p>
          </table:table-cell>
          <table:table-cell table:formula="of:=[.C25]+([.D25]-[.E25])*[.$A$3]*365*24*3600" office:value-type="float" office:value="4268191339141.17" calcext:value-type="float">
            <text:p>4.27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26]^4" office:value-type="float" office:value="236.222604113025" calcext:value-type="float">
            <text:p>2.36E+02</text:p>
          </table:table-cell>
          <table:table-cell table:number-columns-repeated="2"/>
        </table:table-row>
        <table:table-row table:style-name="ro1">
          <table:table-cell table:formula="of:=[.A26]+[.$A$3]" office:value-type="float" office:value="1400" calcext:value-type="float">
            <text:p>1400</text:p>
          </table:table-cell>
          <table:table-cell table:formula="of:=[.C27]/[.$C$6]" office:value-type="float" office:value="254.064150881568" calcext:value-type="float">
            <text:p>254.0641508816</text:p>
          </table:table-cell>
          <table:table-cell table:formula="of:=[.C26]+([.D26]-[.E26])*[.$A$3]*365*24*3600" office:value-type="float" office:value="4268277734810.34" calcext:value-type="float">
            <text:p>4.27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27]^4" office:value-type="float" office:value="236.24173093092" calcext:value-type="float">
            <text:p>2.36E+02</text:p>
          </table:table-cell>
          <table:table-cell table:number-columns-repeated="2"/>
        </table:table-row>
        <table:table-row table:style-name="ro1">
          <table:table-cell table:formula="of:=[.A27]+[.$A$3]" office:value-type="float" office:value="1500" calcext:value-type="float">
            <text:p>1500</text:p>
          </table:table-cell>
          <table:table-cell table:formula="of:=[.C28]/[.$C$6]" office:value-type="float" office:value="254.065703103964" calcext:value-type="float">
            <text:p>254.065703104</text:p>
          </table:table-cell>
          <table:table-cell table:formula="of:=[.C27]+([.D27]-[.E27])*[.$A$3]*365*24*3600" office:value-type="float" office:value="4268303812146.59" calcext:value-type="float">
            <text:p>4.27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28]^4" office:value-type="float" office:value="236.247504324213" calcext:value-type="float">
            <text:p>2.36E+02</text:p>
          </table:table-cell>
          <table:table-cell table:number-columns-repeated="2"/>
        </table:table-row>
        <table:table-row table:style-name="ro1">
          <table:table-cell table:formula="of:=[.A28]+[.$A$3]" office:value-type="float" office:value="1600" calcext:value-type="float">
            <text:p>1600</text:p>
          </table:table-cell>
          <table:table-cell table:formula="of:=[.C29]/[.$C$6]" office:value-type="float" office:value="254.066171577961" calcext:value-type="float">
            <text:p>254.066171578</text:p>
          </table:table-cell>
          <table:table-cell table:formula="of:=[.C28]+([.D28]-[.E28])*[.$A$3]*365*24*3600" office:value-type="float" office:value="4268311682509.75" calcext:value-type="float">
            <text:p>4.27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29]^4" office:value-type="float" office:value="236.249246804486" calcext:value-type="float">
            <text:p>2.36E+02</text:p>
          </table:table-cell>
          <table:table-cell table:number-columns-repeated="2"/>
        </table:table-row>
        <table:table-row table:style-name="ro1">
          <table:table-cell table:formula="of:=[.A29]+[.$A$3]" office:value-type="float" office:value="1700" calcext:value-type="float">
            <text:p>1700</text:p>
          </table:table-cell>
          <table:table-cell table:formula="of:=[.C30]/[.$C$6]" office:value-type="float" office:value="254.066312963519" calcext:value-type="float">
            <text:p>254.0663129635</text:p>
          </table:table-cell>
          <table:table-cell table:formula="of:=[.C29]+([.D29]-[.E29])*[.$A$3]*365*24*3600" office:value-type="float" office:value="4268314057787.12" calcext:value-type="float">
            <text:p>4.27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30]^4" office:value-type="float" office:value="236.249772687318" calcext:value-type="float">
            <text:p>2.36E+02</text:p>
          </table:table-cell>
          <table:table-cell table:number-columns-repeated="2"/>
        </table:table-row>
        <table:table-row table:style-name="ro1">
          <table:table-cell table:formula="of:=[.A30]+[.$A$3]" office:value-type="float" office:value="1800" calcext:value-type="float">
            <text:p>1800</text:p>
          </table:table-cell>
          <table:table-cell table:formula="of:=[.C31]/[.$C$6]" office:value-type="float" office:value="254.066355633357" calcext:value-type="float">
            <text:p>254.0663556334</text:p>
          </table:table-cell>
          <table:table-cell table:formula="of:=[.C30]+([.D30]-[.E30])*[.$A$3]*365*24*3600" office:value-type="float" office:value="4268314774640.4" calcext:value-type="float">
            <text:p>4.27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31]^4" office:value-type="float" office:value="236.249931397725" calcext:value-type="float">
            <text:p>2.36E+02</text:p>
          </table:table-cell>
          <table:table-cell table:number-columns-repeated="2"/>
        </table:table-row>
        <table:table-row table:style-name="ro1">
          <table:table-cell table:formula="of:=[.A31]+[.$A$3]" office:value-type="float" office:value="1900" calcext:value-type="float">
            <text:p>1900</text:p>
          </table:table-cell>
          <table:table-cell table:formula="of:=[.C32]/[.$C$6]" office:value-type="float" office:value="254.066368510984" calcext:value-type="float">
            <text:p>254.066368511</text:p>
          </table:table-cell>
          <table:table-cell table:formula="of:=[.C31]+([.D31]-[.E31])*[.$A$3]*365*24*3600" office:value-type="float" office:value="4268314990984.53" calcext:value-type="float">
            <text:p>4.27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32]^4" office:value-type="float" office:value="236.249979296058" calcext:value-type="float">
            <text:p>2.36E+02</text:p>
          </table:table-cell>
          <table:table-cell table:number-columns-repeated="2"/>
        </table:table-row>
        <table:table-row table:style-name="ro1">
          <table:table-cell table:formula="of:=[.A32]+[.$A$3]" office:value-type="float" office:value="2000" calcext:value-type="float">
            <text:p>2000</text:p>
          </table:table-cell>
          <table:table-cell table:formula="of:=[.C33]/[.$C$6]" office:value-type="float" office:value="254.06637239741" calcext:value-type="float">
            <text:p>254.0663723974</text:p>
          </table:table-cell>
          <table:table-cell table:formula="of:=[.C32]+([.D32]-[.E32])*[.$A$3]*365*24*3600" office:value-type="float" office:value="4268315056276.48" calcext:value-type="float">
            <text:p>4.27E+12</text:p>
          </table:table-cell>
          <table:table-cell table:formula="of:=[.$D$3]*(1-[.$D$6])/4" office:value-type="float" office:value="236.25" calcext:value-type="float">
            <text:p>236.25</text:p>
          </table:table-cell>
          <table:table-cell table:formula="of:=[.$E$3]*[.$E$6]*[.B33]^4" office:value-type="float" office:value="236.24999375162" calcext:value-type="float">
            <text:p>2.36E+02</text:p>
          </table:table-cell>
          <table:table-cell table:number-columns-repeated="2"/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0T21:57:50.541259441</meta:creation-date>
    <dc:date>2021-04-11T00:05:43.386655867</dc:date>
    <meta:editing-duration>PT1H5M31S</meta:editing-duration>
    <meta:editing-cycles>8</meta:editing-cycles>
    <meta:generator>LibreOffice/5.1.6.2$Linux_X86_64 LibreOffice_project/10m0$Build-2</meta:generator>
    <meta:document-statistic meta:table-count="1" meta:cell-count="1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3:Sheet1.B33" svg:x="0.32cm" svg:y="0.18cm" svg:width="12.508cm" svg:height="8.64cm">
          <chartooo:coordinate-region svg:x="1.127cm" svg:y="0.379cm" svg:width="11.32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3:Sheet1.B33" chart:class="chart:scatter">
            <chart:domain table:cell-range-address="Sheet1.A13:Sheet1.A33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3:Sheet1.A33</svg:desc>
                </draw:g>
              </table:table-cell>
              <table:table-cell office:value-type="float" office:value="0">
                <text:p>0</text:p>
                <draw:g>
                  <svg:desc>Sheet1.B13:Sheet1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4.3475">
                <text:p>44.3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88.6538322668599">
                <text:p>88.6538322668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32.343870596158">
                <text:p>132.343870596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73.42627641866">
                <text:p>173.42627641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08.145689938646">
                <text:p>208.145689938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232.515278953904">
                <text:p>232.5152789539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245.753756132254">
                <text:p>245.7537561322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251.278975772728">
                <text:p>251.278975772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253.193352711807">
                <text:p>253.1933527118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253.79976458723">
                <text:p>253.799764587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253.985619431611">
                <text:p>253.9856194316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254.041975721558">
                <text:p>254.041975721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254.059008282213">
                <text:p>254.0590082822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254.064150881568">
                <text:p>254.064150881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254.065703103964">
                <text:p>254.0657031039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254.066171577961">
                <text:p>254.066171577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254.066312963519">
                <text:p>254.0663129635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254.066355633357">
                <text:p>254.0663556333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254.066368510984">
                <text:p>254.0663685109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254.06637239741">
                <text:p>254.066372397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